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text-properties officeooo:rsid="000a4695" officeooo:paragraph-rsid="000a4695"/>
    </style:style>
    <style:style style:name="P2" style:family="paragraph" style:parent-style-name="Standard">
      <style:text-properties officeooo:rsid="000d5298" officeooo:paragraph-rsid="000d5298"/>
    </style:style>
    <style:style style:name="P3" style:family="paragraph" style:parent-style-name="Standard">
      <style:text-properties officeooo:rsid="000edea2" officeooo:paragraph-rsid="000edea2"/>
    </style:style>
    <style:style style:name="P4" style:family="paragraph" style:parent-style-name="Standard">
      <style:text-properties officeooo:rsid="001053f5" officeooo:paragraph-rsid="001053f5"/>
    </style:style>
    <style:style style:name="P5" style:family="paragraph" style:parent-style-name="Standard">
      <style:text-properties officeooo:rsid="0010936b" officeooo:paragraph-rsid="0010936b"/>
    </style:style>
    <style:style style:name="T1" style:family="text">
      <style:text-properties officeooo:rsid="000d5298"/>
    </style:style>
    <style:style style:name="T2" style:family="text">
      <style:text-properties fo:font-variant="normal" fo:text-transform="none" fo:color="#242424" loext:opacity="100%" style:font-name="source-code-pro" fo:font-size="12pt" fo:letter-spacing="normal" fo:font-style="normal" fo:font-weight="normal"/>
    </style:style>
    <style:style style:name="T3" style:family="text">
      <style:text-properties fo:font-variant="normal" fo:text-transform="none" fo:color="#242424" loext:opacity="100%" style:font-name="source-code-pro" fo:font-size="12pt" fo:letter-spacing="normal" fo:font-style="normal" fo:font-weight="normal" officeooo:rsid="000ede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2021 Taproot upgrade introduced. <text:span text:style-name="T1">This update allow us to attached some extra data (Image , file , video) with bitcoin stoshi.<text:line-break/><text:line-break/>Create a bitcoin node in PC.</text:span></text:p>
      <text:p text:style-name="P1"/>
      <text:p text:style-name="P1"/>
      <text:p text:style-name="P2">git clone <text:a xlink:type="simple" xlink:href="https://github.com/bitcoin/bitcoin.git" text:style-name="Internet_20_link" text:visited-style-name="Visited_20_Internet_20_Link">https://github.com/bitcoin/bitcoin.git</text:a></text:p>
      <text:p text:style-name="P2"/>
      <text:p text:style-name="P2">Check the versions : git tag</text:p>
      <text:p text:style-name="P2"/>
      <text:p text:style-name="P2">git checkout v0.21.2</text:p>
      <text:p text:style-name="P2"/>
      <text:p text:style-name="P3">Install dependancies:</text:p>
      <text:p text:style-name="P3"/>
      <text:p text:style-name="P5">check Depentdancies : more doc/build-unix.md</text:p>
      <text:p text:style-name="P3"/>
      <text:p text:style-name="P3"><text:span text:style-name="T2">$ sudo apt-get update </text:span><text:line-break/><text:span text:style-name="T2">$ sudo apt-get install software-properties-common libssl-dev libevent-dev libboost-system-dev libboost-filesystem-dev libboost-chrono-dev libboost-test-dev libboost-thread-dev -y</text:span><text:line-break/><text:span text:style-name="T2">$ sudo add-apt-repository ppa:bitcoin/bitcoin -y</text:span><text:line-break/><text:span text:style-name="T2">$ sudo apt-get update</text:span><text:line-break/><text:span text:style-name="T2">$ sudo apt-get install libdb4.8-dev libdb4.8++-dev -y</text:span></text:p>
      <text:p text:style-name="P3"/>
      <text:p text:style-name="P3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3:37:22.491690752</meta:creation-date>
    <dc:date>2023-07-24T18:56:32.510197334</dc:date>
    <meta:editing-duration>PT2H38M4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80" meta:character-count="645" meta:non-whitespace-character-count="570"/>
  </office:meta>
</office:document-meta>
</file>